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7.368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47ff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eb613d"/>
    </style:style>
    <style:style style:name="ce9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控制信号名字</text:p>
          </table:table-cell>
          <table:table-cell office:value-type="string">
            <text:p>位置和编码</text:p>
          </table:table-cell>
          <table:table-cell office:value-type="string">
            <text:p>相应意义</text:p>
          </table:table-cell>
        </table:table-row>
        <table:table-row table:style-name="ro3">
          <table:table-cell table:style-name="ce1" office:value-type="string">
            <text:p>imSelector</text:p>
          </table:table-cell>
          <table:table-cell office:value-type="string">
            <text:p>[3]</text:p>
          </table:table-cell>
          <table:table-cell office:value-type="string">
            <text:p>meaning</text:p>
          </table:table-cell>
        </table:table-row>
        <table:table-row table:style-name="ro2">
          <table:table-cell table:style-name="ce1"/>
          <table:table-cell office:value-type="float" office:value="0">
            <text:p>0</text:p>
          </table:table-cell>
          <table:table-cell office:value-type="string">
            <text:p>零扩展</text:p>
          </table:table-cell>
        </table:table-row>
        <table:table-row table:style-name="ro2">
          <table:table-cell table:style-name="ce1"/>
          <table:table-cell office:value-type="float" office:value="1">
            <text:p>1</text:p>
          </table:table-cell>
          <table:table-cell office:value-type="string">
            <text:p>符号扩展</text:p>
          </table:table-cell>
        </table:table-row>
        <table:table-row table:style-name="ro3">
          <table:table-cell table:style-name="ce1" office:value-type="string">
            <text:p>imSelector</text:p>
          </table:table-cell>
          <table:table-cell office:value-type="string">
            <text:p>[2:0]</text:p>
          </table:table-cell>
          <table:table-cell/>
        </table:table-row>
        <table:table-row table:style-name="ro5">
          <table:table-cell table:style-name="ce1"/>
          <table:table-cell office:value-type="string">
            <text:p>'000'</text:p>
          </table:table-cell>
          <table:table-cell office:value-type="string">
            <text:p>ImSelector输出等于instruction[7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001'</text:p>
          </table:table-cell>
          <table:table-cell office:value-type="string">
            <text:p>ImSelector输出等于instruction[3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010'</text:p>
          </table:table-cell>
          <table:table-cell office:value-type="string">
            <text:p>ImSelector输出等于instruction[4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011'</text:p>
          </table:table-cell>
          <table:table-cell office:value-type="string">
            <text:p>ImSelector输出等于instruction[10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100''</text:p>
          </table:table-cell>
          <table:table-cell office:value-type="string">
            <text:p>ImSelector输出等于instruction[4:2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101'</text:p>
          </table:table-cell>
          <table:table-cell office:value-type="string">
            <text:p>ImSelector输出等于instruction[4:2],经过相应扩展，扩展方式由[3]位置决定，而且，当[4:2]全为0的时候，扩展结果为8</text:p>
          </table:table-cell>
        </table:table-row>
        <table:table-row table:style-name="ro5">
          <table:table-cell table:style-name="ce1"/>
          <table:table-cell office:value-type="string">
            <text:p>说明</text:p>
          </table:table-cell>
          <table:table-cell office:value-type="string">
            <text:p>ImSelector是用来根据不同的指令从指令bit里面选取出立即数并进行适当的扩展的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2" office:value-type="string">
            <text:p>ALUSrc1</text:p>
          </table:table-cell>
          <table:table-cell office:value-type="string">
            <text:p>'00'</text:p>
          </table:table-cell>
          <table:table-cell office:value-type="string">
            <text:p>是书上图中的正常情况，ALUInputFirst = outdata1(寄存器堆中读出的上面的数据)</text:p>
          </table:table-cell>
        </table:table-row>
        <table:table-row table:style-name="ro5">
          <table:table-cell table:style-name="ce2"/>
          <table:table-cell office:value-type="string">
            <text:p>'01'</text:p>
          </table:table-cell>
          <table:table-cell table:style-name="ce9" office:value-type="string">
            <text:p>ALUInputFirst = PC 为了处理J指令</text:p>
          </table:table-cell>
        </table:table-row>
        <table:table-row table:style-name="ro5">
          <table:table-cell table:style-name="ce2"/>
          <table:table-cell office:value-type="string">
            <text:p>'10'</text:p>
          </table:table-cell>
          <table:table-cell table:style-name="ce9" office:value-type="string">
            <text:p>ALUInputFirst = outdata2(寄存器堆中读出的下面的数据)，为了处理一些颠倒操作数字顺序的指令</text:p>
          </table:table-cell>
        </table:table-row>
        <table:table-row table:style-name="ro5">
          <table:table-cell table:style-name="ce2"/>
          <table:table-cell office:value-type="string">
            <text:p>说明</text:p>
          </table:table-cell>
          <table:table-cell office:value-type="string">
            <text:p>这个多选器控制ALU上面的操作数的选取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ALUSrc2</text:p>
          </table:table-cell>
          <table:table-cell office:value-type="string">
            <text:p>'00'</text:p>
          </table:table-cell>
          <table:table-cell office:value-type="string">
            <text:p>是书上图中的正常情况，ALUInputSecond = outdata2(寄存器堆中读出的下面的数据)</text:p>
          </table:table-cell>
        </table:table-row>
        <table:table-row table:style-name="ro5">
          <table:table-cell table:style-name="ce3"/>
          <table:table-cell office:value-type="string">
            <text:p>'01'</text:p>
          </table:table-cell>
          <table:table-cell office:value-type="string">
            <text:p>也是书上图中的正常情况，ALUInputSecond = extended immediate(经过imSelector适当扩展之后的立即数)</text:p>
          </table:table-cell>
        </table:table-row>
        <table:table-row table:style-name="ro5">
          <table:table-cell table:style-name="ce3"/>
          <table:table-cell office:value-type="string">
            <text:p>'10'</text:p>
          </table:table-cell>
          <table:table-cell table:style-name="ce9" office:value-type="string">
            <text:p>ALUInputSecond = outdata1(寄存器堆中读出的下面的数据)，为了处理一些颠倒操作数字顺序的指令</text:p>
          </table:table-cell>
        </table:table-row>
        <table:table-row table:style-name="ro5">
          <table:table-cell table:style-name="ce3"/>
          <table:table-cell office:value-type="string">
            <text:p>说明</text:p>
          </table:table-cell>
          <table:table-cell table:style-name="ce9" office:value-type="string">
            <text:p>这个多选器控制ALU下面的操作数的选取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4" office:value-type="string">
            <text:p>regDst</text:p>
          </table:table-cell>
          <table:table-cell office:value-type="string">
            <text:p>'00'</text:p>
          </table:table-cell>
          <table:table-cell office:value-type="string">
            <text:p>从指令的[10:8] (Rx) 读出寄存器编号，作为控制写回的寄存器的编号</text:p>
          </table:table-cell>
        </table:table-row>
        <table:table-row table:style-name="ro5">
          <table:table-cell table:style-name="ce4"/>
          <table:table-cell office:value-type="string">
            <text:p>'01'</text:p>
          </table:table-cell>
          <table:table-cell office:value-type="string">
            <text:p>从指令的[7:5] (Ry) 读出寄存器编号，作为控制写回的寄存器的编号</text:p>
          </table:table-cell>
        </table:table-row>
        <table:table-row table:style-name="ro5">
          <table:table-cell table:style-name="ce4"/>
          <table:table-cell office:value-type="string">
            <text:p>'10'</text:p>
          </table:table-cell>
          <table:table-cell office:value-type="string">
            <text:p>从指令的[4:2] (Rz) 读出寄存器编号，作为控制写回的寄存器的编号</text:p>
          </table:table-cell>
        </table:table-row>
        <table:table-row table:style-name="ro2">
          <table:table-cell table:style-name="ce4"/>
          <table:table-cell office:value-type="string">
            <text:p>说明</text:p>
          </table:table-cell>
          <table:table-cell office:value-type="string">
            <text:p>和书上意义类似，只是可能的位置多了一个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5" office:value-type="string">
            <text:p>memToReg</text:p>
          </table:table-cell>
          <table:table-cell office:value-type="float" office:value="0">
            <text:p>0</text:p>
          </table:table-cell>
          <table:table-cell office:value-type="string">
            <text:p>从ALU的result直接写回寄存器堆</text:p>
          </table:table-cell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office:value-type="string">
            <text:p>从数据存储器写回寄存器堆</text:p>
          </table:table-cell>
        </table:table-row>
        <table:table-row table:style-name="ro2">
          <table:table-cell table:style-name="ce5"/>
          <table:table-cell office:value-type="string">
            <text:p>说明</text:p>
          </table:table-cell>
          <table:table-cell office:value-type="string">
            <text:p>这个是写回阶段的选择器，选择写回寄存器堆的数据源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1" office:value-type="string">
            <text:p>readSpecReg</text:p>
          </table:table-cell>
          <table:table-cell office:value-type="string">
            <text:p>'00'</text:p>
          </table:table-cell>
          <table:table-cell office:value-type="string">
            <text:p>类似书上正常的方式，从R1中获取需要读取的寄存器的编号</text:p>
          </table:table-cell>
        </table:table-row>
        <table:table-row table:style-name="ro5">
          <table:table-cell table:style-name="ce1"/>
          <table:table-cell office:value-type="string">
            <text:p>'01'</text:p>
          </table:table-cell>
          <table:table-cell office:value-type="string">
            <text:p>忽略R1中的编号，从寄存器堆中的SP寄存器读出放入outdata1</text:p>
          </table:table-cell>
        </table:table-row>
        <table:table-row table:style-name="ro5">
          <table:table-cell table:style-name="ce1"/>
          <table:table-cell office:value-type="string">
            <text:p>'10'</text:p>
          </table:table-cell>
          <table:table-cell office:value-type="string">
            <text:p>忽略R1中的编号，从寄存器堆中的IH寄存器读出放入outdata1</text:p>
          </table:table-cell>
        </table:table-row>
        <table:table-row table:style-name="ro5">
          <table:table-cell table:style-name="ce1"/>
          <table:table-cell office:value-type="string">
            <text:p>'11'</text:p>
          </table:table-cell>
          <table:table-cell table:style-name="ce9" office:value-type="string">
            <text:p>忽略R1中的编号，从寄存器堆中的T寄存器读出放入outdata1</text:p>
          </table:table-cell>
        </table:table-row>
        <table:table-row table:style-name="ro5">
          <table:table-cell table:style-name="ce1"/>
          <table:table-cell office:value-type="string">
            <text:p>说明</text:p>
          </table:table-cell>
          <table:table-cell office:value-type="string">
            <text:p>除了正常方式之外，特殊寄存器的结果都是从outdata1读出，他的优先级是高于通用寄存器的编号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writeSpecReg</text:p>
          </table:table-cell>
          <table:table-cell office:value-type="string">
            <text:p>'00'</text:p>
          </table:table-cell>
          <table:table-cell office:value-type="string">
            <text:p>类似书上正常的方式，通过regDst获取写入寄存器的编号</text:p>
          </table:table-cell>
        </table:table-row>
        <table:table-row table:style-name="ro5">
          <table:table-cell table:style-name="ce3"/>
          <table:table-cell office:value-type="string">
            <text:p>'01'</text:p>
          </table:table-cell>
          <table:table-cell office:value-type="string">
            <text:p>写入寄存器堆中SP寄存器</text:p>
          </table:table-cell>
        </table:table-row>
        <table:table-row table:style-name="ro5">
          <table:table-cell table:style-name="ce3"/>
          <table:table-cell office:value-type="string">
            <text:p>'10'</text:p>
          </table:table-cell>
          <table:table-cell table:style-name="ce9" office:value-type="string">
            <text:p>写入寄存器堆中IH寄存器</text:p>
          </table:table-cell>
        </table:table-row>
        <table:table-row table:style-name="ro5">
          <table:table-cell table:style-name="ce3"/>
          <table:table-cell office:value-type="string">
            <text:p>'11'</text:p>
          </table:table-cell>
          <table:table-cell table:style-name="ce9" office:value-type="string">
            <text:p>写入寄存器堆中T寄存器</text:p>
          </table:table-cell>
        </table:table-row>
        <table:table-row table:style-name="ro5">
          <table:table-cell table:style-name="ce3"/>
          <table:table-cell office:value-type="string">
            <text:p>说明</text:p>
          </table:table-cell>
          <table:table-cell office:value-type="string">
            <text:p>优先级高于regDst，若不是'00',regDst失效，但是优先级低于regWrite，若regWrite失效，不写寄存器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>
            <text:p>memWrite</text:p>
          </table:table-cell>
          <table:table-cell office:value-type="string">
            <text:p>'00'</text:p>
          </table:table-cell>
          <table:table-cell office:value-type="string">
            <text:p>不写入数据存储</text:p>
          </table:table-cell>
        </table:table-row>
        <table:table-row table:style-name="ro5">
          <table:table-cell table:style-name="ce6"/>
          <table:table-cell office:value-type="string">
            <text:p>'01'</text:p>
          </table:table-cell>
          <table:table-cell office:value-type="string">
            <text:p>写入数据存储,而且该指令是SW指令</text:p>
          </table:table-cell>
        </table:table-row>
        <table:table-row table:style-name="ro5">
          <table:table-cell table:style-name="ce6"/>
          <table:table-cell office:value-type="string">
            <text:p>'10'</text:p>
          </table:table-cell>
          <table:table-cell office:value-type="string">
            <text:p>写入数据存储,而且该指令是SW_SP指令</text:p>
          </table:table-cell>
        </table:table-row>
        <table:table-row table:style-name="ro2">
          <table:table-cell table:style-name="ce6"/>
          <table:table-cell office:value-type="string">
            <text:p>说明</text:p>
          </table:table-cell>
          <table:table-cell office:value-type="string">
            <text:p>为了区别两个命令，多添加了一位控制信号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>
            <text:p>memRead</text:p>
          </table:table-cell>
          <table:table-cell office:value-type="string">
            <text:p>‘00’</text:p>
          </table:table-cell>
          <table:table-cell office:value-type="string">
            <text:p>不读取数据存储</text:p>
          </table:table-cell>
        </table:table-row>
        <table:table-row table:style-name="ro5">
          <table:table-cell table:style-name="ce7"/>
          <table:table-cell office:value-type="string">
            <text:p>‘01’</text:p>
          </table:table-cell>
          <table:table-cell office:value-type="string">
            <text:p>读取数据存储，而且该指令是LW指令</text:p>
          </table:table-cell>
        </table:table-row>
        <table:table-row table:style-name="ro5">
          <table:table-cell table:style-name="ce7"/>
          <table:table-cell office:value-type="string">
            <text:p>‘10’</text:p>
          </table:table-cell>
          <table:table-cell office:value-type="string">
            <text:p>读取数据存储，而且该指令是LW_SW指令</text:p>
          </table:table-cell>
        </table:table-row>
        <table:table-row table:style-name="ro2">
          <table:table-cell table:style-name="ce7"/>
          <table:table-cell office:value-type="string">
            <text:p>说明</text:p>
          </table:table-cell>
          <table:table-cell office:value-type="string">
            <text:p>为了区别两个命令，多添加了一位控制信号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8" office:value-type="string">
            <text:p>branch</text:p>
          </table:table-cell>
          <table:table-cell office:value-type="float" office:value="0">
            <text:p>0</text:p>
          </table:table-cell>
          <table:table-cell office:value-type="string">
            <text:p>该指令不是branch类型指令</text:p>
          </table:table-cell>
        </table:table-row>
        <table:table-row table:style-name="ro5">
          <table:table-cell table:style-name="ce8"/>
          <table:table-cell office:value-type="float" office:value="1">
            <text:p>1</text:p>
          </table:table-cell>
          <table:table-cell office:value-type="string">
            <text:p>该指令是branch类型指令</text:p>
          </table:table-cell>
        </table:table-row>
        <table:table-row table:style-name="ro5">
          <table:table-cell table:style-name="ce8"/>
          <table:table-cell office:value-type="string">
            <text:p>说明</text:p>
          </table:table-cell>
          <table:table-cell office:value-type="string">
            <text:p>在MIPSTHU指令集中，B开头的指令都是branch类型指令，发生branch的条件是branch和CPU 0标志都为1</text:p>
          </table:table-cell>
        </table:table-row>
        <table:table-row table:style-name="ro5">
          <table:table-cell table:style-name="ce8"/>
          <table:table-cell office:value-type="string">
            <text:p>说明</text:p>
          </table:table-cell>
          <table:table-cell office:value-type="string">
            <text:p>其中PCSrc是一条中间控制信号，控制下一个pc是pc+1还是ALU产生的PC，PCSrc为1当且仅当branch为1或者是Jump为1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string">
            <text:p>regWrite</text:p>
          </table:table-cell>
          <table:table-cell office:value-type="float" office:value="0">
            <text:p>0</text:p>
          </table:table-cell>
          <table:table-cell office:value-type="string">
            <text:p>不写入寄存器堆</text:p>
          </table:table-cell>
        </table:table-row>
        <table:table-row table:style-name="ro2">
          <table:table-cell table:style-name="ce1"/>
          <table:table-cell office:value-type="float" office:value="1">
            <text:p>1</text:p>
          </table:table-cell>
          <table:table-cell office:value-type="string">
            <text:p>写入寄存器堆</text:p>
          </table:table-cell>
        </table:table-row>
        <table:table-row table:style-name="ro5">
          <table:table-cell table:style-name="ce1"/>
          <table:table-cell office:value-type="string">
            <text:p>说明</text:p>
          </table:table-cell>
          <table:table-cell office:value-type="string">
            <text:p>该控制信号对于寄存器堆来说优先级最高，若该信号为0，就不进行写入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jump</text:p>
          </table:table-cell>
          <table:table-cell office:value-type="float" office:value="0">
            <text:p>0</text:p>
          </table:table-cell>
          <table:table-cell office:value-type="string">
            <text:p>不是跳转指令</text:p>
          </table:table-cell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office:value-type="string">
            <text:p>是跳转指令</text:p>
          </table:table-cell>
        </table:table-row>
        <table:table-row table:style-name="ro5">
          <table:table-cell table:style-name="ce3"/>
          <table:table-cell office:value-type="string">
            <text:p>说明</text:p>
          </table:table-cell>
          <table:table-cell table:style-name="ce9" office:value-type="string">
            <text:p>在我们实现的MIPSTHU指令集中，只有一条指令是跳转指令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6" office:value-type="string">
            <text:p>rxToMem</text:p>
          </table:table-cell>
          <table:table-cell office:value-type="float" office:value="0">
            <text:p>0</text:p>
          </table:table-cell>
          <table:table-cell office:value-type="string">
            <text:p>类似书上的实现，将寄存器堆的outData2传到数据存储器的数据线上</text:p>
          </table:table-cell>
        </table:table-row>
        <table:table-row table:style-name="ro5">
          <table:table-cell table:style-name="ce6"/>
          <table:table-cell office:value-type="float" office:value="1">
            <text:p>1</text:p>
          </table:table-cell>
          <table:table-cell table:style-name="ce9" office:value-type="string">
            <text:p>将寄存器堆的outData1传到数据存储器的数据线上，只是适用与SW_SP用这个</text:p>
          </table:table-cell>
        </table:table-row>
        <table:table-row table:style-name="ro5">
          <table:table-cell table:style-name="ce6"/>
          <table:table-cell office:value-type="string">
            <text:p>说明</text:p>
          </table:table-cell>
          <table:table-cell office:value-type="string">
            <text:p>书上的实现没有这个，但是SW_SP指令需要将outData1传到数据存储器的数据线中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>
            <text:p>op</text:p>
          </table:table-cell>
          <table:table-cell office:value-type="string">
            <text:p>'0000'</text:p>
          </table:table-cell>
          <table:table-cell office:value-type="string">
            <text:p>first + second</text:p>
          </table:table-cell>
        </table:table-row>
        <table:table-row table:style-name="ro2">
          <table:table-cell table:style-name="ce5"/>
          <table:table-cell office:value-type="string">
            <text:p>‘0001’</text:p>
          </table:table-cell>
          <table:table-cell office:value-type="string">
            <text:p>first – second</text:p>
          </table:table-cell>
        </table:table-row>
        <table:table-row table:style-name="ro2">
          <table:table-cell table:style-name="ce5"/>
          <table:table-cell office:value-type="string">
            <text:p>‘0010’</text:p>
          </table:table-cell>
          <table:table-cell office:value-type="string">
            <text:p>first &amp; second</text:p>
          </table:table-cell>
        </table:table-row>
        <table:table-row table:style-name="ro2">
          <table:table-cell table:style-name="ce5"/>
          <table:table-cell office:value-type="string">
            <text:p>‘0011’</text:p>
          </table:table-cell>
          <table:table-cell office:value-type="string">
            <text:p>first | second</text:p>
          </table:table-cell>
        </table:table-row>
        <table:table-row table:style-name="ro2">
          <table:table-cell table:style-name="ce5"/>
          <table:table-cell office:value-type="string">
            <text:p>‘0100’</text:p>
          </table:table-cell>
          <table:table-cell office:value-type="string">
            <text:p>~first</text:p>
          </table:table-cell>
        </table:table-row>
        <table:table-row table:style-name="ro3">
          <table:table-cell table:style-name="ce5"/>
          <table:table-cell office:value-type="string">
            <text:p>‘0101’</text:p>
          </table:table-cell>
          <table:table-cell office:value-type="string">
            <text:p>first &gt;&gt;&gt; second <text:s/>(arithmatic)</text:p>
          </table:table-cell>
        </table:table-row>
        <table:table-row table:style-name="ro2">
          <table:table-cell table:style-name="ce5"/>
          <table:table-cell office:value-type="string">
            <text:p>‘0110’</text:p>
          </table:table-cell>
          <table:table-cell office:value-type="string">
            <text:p>first &lt;&lt; second (logic)</text:p>
          </table:table-cell>
        </table:table-row>
        <table:table-row table:style-name="ro3">
          <table:table-cell table:style-name="ce5"/>
          <table:table-cell office:value-type="string">
            <text:p>‘0111’</text:p>
          </table:table-cell>
          <table:table-cell office:value-type="string">
            <text:p>if(rx &lt; ry) result = 1, else result = 0</text:p>
          </table:table-cell>
        </table:table-row>
        <table:table-row table:style-name="ro2">
          <table:table-cell table:style-name="ce5"/>
          <table:table-cell office:value-type="string">
            <text:p>‘1000’</text:p>
          </table:table-cell>
          <table:table-cell office:value-type="string">
            <text:p>result = 0</text:p>
          </table:table-cell>
        </table:table-row>
        <table:table-row table:style-name="ro2">
          <table:table-cell table:style-name="ce5"/>
          <table:table-cell office:value-type="string">
            <text:p>‘1001’</text:p>
          </table:table-cell>
          <table:table-cell office:value-type="string">
            <text:p>result = first</text:p>
          </table:table-cell>
        </table:table-row>
        <table:table-row table:style-name="ro2">
          <table:table-cell table:style-name="ce5"/>
          <table:table-cell office:value-type="string">
            <text:p>‘1010’</text:p>
          </table:table-cell>
          <table:table-cell office:value-type="string">
            <text:p>result = ! first</text:p>
          </table:table-cell>
        </table:table-row>
        <table:table-row table:style-name="ro3">
          <table:table-cell table:style-name="ce5"/>
          <table:table-cell office:value-type="string">
            <text:p>‘1011’</text:p>
          </table:table-cell>
          <table:table-cell office:value-type="string">
            <text:p>if(rx == ry) result = 0, else result = 1</text:p>
          </table:table-cell>
        </table:table-row>
        <table:table-row table:style-name="ro3">
          <table:table-cell table:style-name="ce5"/>
          <table:table-cell office:value-type="string">
            <text:p>‘1100’</text:p>
          </table:table-cell>
          <table:table-cell office:value-type="string">
            <text:p>result = ry</text:p>
          </table:table-cell>
        </table:table-row>
        <table:table-row table:style-name="ro5">
          <table:table-cell table:style-name="ce5"/>
          <table:table-cell office:value-type="string">
            <text:p>说明</text:p>
          </table:table-cell>
          <table:table-cell office:value-type="string">
            <text:p>多了一些直接将结果传输到result的指令</text:p>
          </table:table-cell>
        </table:table-row>
        <table:table-row table:style-name="ro2" table:number-rows-repeated="104849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17:19:02</meta:creation-date>
    <dc:date>2014-12-02T15:36:58</dc:date>
    <dc:creator>ichingchang </dc:creator>
    <meta:editing-duration>PT45M37S</meta:editing-duration>
    <meta:editing-cycles>7</meta:editing-cycles>
    <meta:generator>LibreOffice/3.5$Linux_x86 LibreOffice_project/350m1$Build-2</meta:generator>
    <meta:document-statistic meta:table-count="3" meta:cell-count="159" meta:object-count="0"/>
  </office:meta>
</office:document-meta>
</file>